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3fe" officeooo:paragraph-rsid="0003c3fe"/>
    </style:style>
    <style:style style:name="P2" style:family="paragraph" style:parent-style-name="Standard">
      <style:text-properties officeooo:rsid="0004ee73" officeooo:paragraph-rsid="0004ee73"/>
    </style:style>
    <style:style style:name="P3" style:family="paragraph" style:parent-style-name="Standard">
      <style:paragraph-properties fo:text-align="center" style:justify-single-word="false"/>
      <style:text-properties officeooo:rsid="00059571" officeooo:paragraph-rsid="00059571"/>
    </style:style>
    <style:style style:name="P4" style:family="paragraph" style:parent-style-name="Standard">
      <style:paragraph-properties fo:text-align="start" style:justify-single-word="false"/>
      <style:text-properties officeooo:rsid="00059571" officeooo:paragraph-rsid="00059571"/>
    </style:style>
    <style:style style:name="P5" style:family="paragraph" style:parent-style-name="Standard">
      <style:paragraph-properties fo:break-before="page"/>
      <style:text-properties officeooo:rsid="0004ee73" officeooo:paragraph-rsid="0004ee73"/>
    </style:style>
    <style:style style:name="P6" style:family="paragraph" style:parent-style-name="Standard">
      <style:text-properties officeooo:rsid="0004ee73" officeooo:paragraph-rsid="0004ee73"/>
    </style:style>
    <style:style style:name="P7" style:family="paragraph" style:parent-style-name="Standard">
      <style:text-properties officeooo:rsid="0005a85f" officeooo:paragraph-rsid="0005a8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e <text:s/>ejercicios de laboratorio 2</text:p>
      <text:p text:style-name="P4">Alumno: Sebastian Wilde Alarcón Arenas</text:p>
      <text:p text:style-name="P1"/>
      <text:p text:style-name="P1">PingPong</text:p>
      <text:p text:style-name="P1"/>
      <text:p text:style-name="P2">sebastian@LenovoZ5070:~/Documentos/7semestre/AlgoritmosParalelos/Lab2Linux$ mpirun -np 2 ./Pingpong2 </text:p>
      <text:p text:style-name="P2">Proceso 0 = Ping </text:p>
      <text:p text:style-name="P2">Ping���� </text:p>
      <text:p text:style-name="P2">Proceso 1 = Pong </text:p>
      <text:p text:style-name="P2">Proceso 1 = Pong </text:p>
      <text:p text:style-name="P2">Proceso 1 = Pong </text:p>
      <text:p text:style-name="P2">Proceso 0 = Ping </text:p>
      <text:p text:style-name="P2">Ping���� </text:p>
      <text:p text:style-name="P2">Proceso 0 = Ping </text:p>
      <text:p text:style-name="P2">Ping���� </text:p>
      <text:p text:style-name="P2">Proceso 0 = Ping </text:p>
      <text:p text:style-name="P2">Ping���� </text:p>
      <text:p text:style-name="P2">Proceso 1 = Pong </text:p>
      <text:p text:style-name="P2">Proceso 1 = Pong </text:p>
      <text:p text:style-name="P2">Proceso 0 = Ping </text:p>
      <text:p text:style-name="P2">Ping���� </text:p>
      <text:p text:style-name="P2">Proceso 0 = Ping </text:p>
      <text:p text:style-name="P2">Proceso 1 = Pong </text:p>
      <text:p text:style-name="P2">Ping���� </text:p>
      <text:p text:style-name="P2">Proceso 0 = Ping </text:p>
      <text:p text:style-name="P2">Ping���� </text:p>
      <text:p text:style-name="P2">Proceso 1 = Pong </text:p>
      <text:p text:style-name="P2">Proceso 1 = Pong </text:p>
      <text:p text:style-name="P2">Proceso 0 = Ping </text:p>
      <text:p text:style-name="P2">Ping���� </text:p>
      <text:p text:style-name="P2">Proceso 0 = Ping </text:p>
      <text:p text:style-name="P2">Ping���� </text:p>
      <text:p text:style-name="P2">Proceso 0 = Ping </text:p>
      <text:p text:style-name="P2">Proceso 1 = Pong </text:p>
      <text:p text:style-name="P2">Proceso 1 = Pong </text:p>
      <text:p text:style-name="P2">Ping���� </text:p>
      <text:p text:style-name="P2">Proceso 0 = Ping </text:p>
      <text:p text:style-name="P2">Ping���� </text:p>
      <text:p text:style-name="P2">Proceso 0 = Ping </text:p>
      <text:p text:style-name="P2">Proceso 1 = Pong </text:p>
      <text:p text:style-name="P2">Proceso 1 = Pong </text:p>
      <text:p text:style-name="P2">Ping���� </text:p>
      <text:p text:style-name="P2">Proceso 0 = Ping </text:p>
      <text:p text:style-name="P2">Ping���� </text:p>
      <text:p text:style-name="P2">Proceso 0 = Ping </text:p>
      <text:p text:style-name="P2">Ping����Proceso 1 = Pong </text:p>
      <text:p text:style-name="P2">Proceso 1 = Pong </text:p>
      <text:p text:style-name="P2">Proceso 1 = Pong </text:p>
      <text:p text:style-name="P2"/>
      <text:p text:style-name="P2"><text:soft-page-break/>Proceso 0 = Ping </text:p>
      <text:p text:style-name="P2">Ping���� </text:p>
      <text:p text:style-name="P2">sebastian@LenovoZ5070:~/Documentos/7semestre/AlgoritmosParalelos/Lab2Linux$ </text:p>
      <text:p text:style-name="P2"/>
      <text:p text:style-name="P7">Multiplicacion MPI</text:p>
      <text:p text:style-name="P7"/>
      <text:p text:style-name="P7">Primera matriz 1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</text:p>
      <text:p text:style-name="P7">Primera matriz 2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<text:s text:c="6"/>1 <text:s text:c="6"/>1 <text:s text:c="6"/>1 <text:s text:c="6"/>1 <text:s text:c="6"/>1 <text:s text:c="6"/>1 <text:s text:c="6"/>1 <text:s text:c="6"/>1 <text:s text:c="6"/>1 <text:s text:c="6"/>1 </text:p>
      <text:p text:style-name="P7">Root, Broadcast said 0</text:p>
      <text:p text:style-name="P7">Root, Broadcast said 0</text:p>
      <text:p text:style-name="P7">recibido renglon 2 de 2</text:p>
      <text:p text:style-name="P7">recibido renglon 3 de 2</text:p>
      <text:p text:style-name="P7">recibido renglon 4 de 3</text:p>
      <text:p text:style-name="P7">recibido renglon 5 de 3</text:p>
      <text:p text:style-name="P7">recibido renglon 6 de 4</text:p>
      <text:p text:style-name="P7">recibido renglon 7 de 4</text:p>
      <text:p text:style-name="P7">recibido renglon 8 de 4</text:p>
      <text:p text:style-name="P7">recibido renglon 9 de 4</text:p>
      <text:p text:style-name="P7">recibido renglon 0 de 1</text:p>
      <text:p text:style-name="P7">recibido renglon 1 de 1</text:p>
      <text:p text:style-name="P7"></text:p>
      <text:p text:style-name="P7">Primera matriz 3</text:p>
      <text:p text:style-name="P7"><text:s text:c="5"/>10 <text:s text:c="5"/>10 <text:s text:c="5"/>10 <text:s text:c="5"/>10 <text:s text:c="5"/>10 <text:s text:c="5"/>10 <text:s text:c="5"/>10 <text:s text:c="5"/>10 <text:s text:c="5"/>10 <text:s text:c="5"/>10 </text:p>
      <text:p text:style-name="P7"><text:s text:c="5"/>10 <text:s text:c="5"/>10 <text:s text:c="5"/>10 <text:s text:c="5"/>10 <text:s text:c="5"/>10 <text:s text:c="5"/>10 <text:s text:c="5"/>10 <text:s text:c="5"/>10 <text:s text:c="5"/>10 <text:s text:c="5"/>10 </text:p>
      <text:p text:style-name="P7"><text:s text:c="5"/>10 <text:s text:c="5"/>10 <text:s text:c="5"/>10 <text:s text:c="5"/>10 <text:s text:c="5"/>10 <text:s text:c="5"/>10 <text:s text:c="5"/>10 <text:s text:c="5"/>10 <text:s text:c="5"/>10 <text:s text:c="5"/>10 </text:p>
      <text:p text:style-name="P7"><text:s text:c="5"/>10 <text:s text:c="5"/>10 <text:s text:c="5"/>10 <text:s text:c="5"/>10 <text:s text:c="5"/>10 <text:s text:c="5"/>10 <text:s text:c="5"/>10 <text:s text:c="5"/>10 <text:s text:c="5"/>10 <text:s text:c="5"/>10 </text:p>
      <text:p text:style-name="P7"><text:s text:c="5"/>10 <text:s text:c="5"/>10 <text:s text:c="5"/>10 <text:s text:c="5"/>10 <text:s text:c="5"/>10 <text:s text:c="5"/>10 <text:s text:c="5"/>10 <text:s text:c="5"/>10 <text:s text:c="5"/>10 <text:s text:c="5"/>10 </text:p>
      <text:p text:style-name="P7"><text:s text:c="5"/>10 <text:s text:c="5"/>10 <text:s text:c="5"/>10 <text:s text:c="5"/>10 <text:s text:c="5"/>10 <text:s text:c="5"/>10 <text:s text:c="5"/>10 <text:s text:c="5"/>10 <text:s text:c="5"/>10 <text:s text:c="5"/>10 </text:p>
      <text:p text:style-name="P7"><text:s text:c="5"/>10 <text:s text:c="5"/>10 <text:s text:c="5"/>10 <text:s text:c="5"/>10 <text:s text:c="5"/>10 <text:s text:c="5"/>10 <text:s text:c="5"/>10 <text:s text:c="5"/>10 <text:s text:c="5"/>10 <text:s text:c="5"/>10 </text:p>
      <text:p text:style-name="P7"><text:soft-page-break/><text:s text:c="5"/>10 <text:s text:c="5"/>10 <text:s text:c="5"/>10 <text:s text:c="5"/>10 <text:s text:c="5"/>10 <text:s text:c="5"/>10 <text:s text:c="5"/>10 <text:s text:c="5"/>10 <text:s text:c="5"/>10 <text:s text:c="5"/>10 </text:p>
      <text:p text:style-name="P7"><text:s text:c="5"/>10 <text:s text:c="5"/>10 <text:s text:c="5"/>10 <text:s text:c="5"/>10 <text:s text:c="5"/>10 <text:s text:c="5"/>10 <text:s text:c="5"/>10 <text:s text:c="5"/>10 <text:s text:c="5"/>10 <text:s text:c="5"/>10 </text:p>
      <text:p text:style-name="P7"><text:s text:c="5"/>10 <text:s text:c="5"/>10 <text:s text:c="5"/>10 <text:s text:c="5"/>10 <text:s text:c="5"/>10 <text:s text:c="5"/>10 <text:s text:c="5"/>10 <text:s text:c="5"/>10 <text:s text:c="5"/>10 <text:s text:c="5"/>10 </text:p>
      <text:p text:style-name="P7">wall clock time = 0.017180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8:16.218233891</meta:creation-date>
    <dc:date>2016-08-31T01:41:06.419189204</dc:date>
    <meta:editing-duration>PT2H33M2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98" meta:word-count="525" meta:character-count="3717" meta:non-whitespace-character-count="1463"/>
  </office:meta>
</office:document-meta>
</file>